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aac" officeooo:paragraph-rsid="00035aac"/>
    </style:style>
    <style:style style:name="P2" style:family="paragraph" style:parent-style-name="Standard">
      <style:text-properties style:text-underline-style="none" officeooo:rsid="00044d03" officeooo:paragraph-rsid="00044d03"/>
    </style:style>
    <style:style style:name="P3" style:family="paragraph" style:parent-style-name="Standard">
      <style:text-properties style:text-underline-style="none" officeooo:rsid="00044d03" officeooo:paragraph-rsid="000890bc"/>
    </style:style>
    <style:style style:name="P4" style:family="paragraph" style:parent-style-name="Standard">
      <style:text-properties style:text-underline-style="none" fo:font-weight="bold" officeooo:rsid="00054cbc" officeooo:paragraph-rsid="00054cbc" style:font-weight-asian="bold" style:font-weight-complex="bold"/>
    </style:style>
    <style:style style:name="P5" style:family="paragraph" style:parent-style-name="Standard">
      <style:text-properties officeooo:paragraph-rsid="000890bc"/>
    </style:style>
    <style:style style:name="P6" style:family="paragraph" style:parent-style-name="Standard">
      <style:text-properties officeooo:paragraph-rsid="00054cbc"/>
    </style:style>
    <style:style style:name="P7" style:family="paragraph" style:parent-style-name="Standard">
      <style:text-properties style:text-underline-style="solid" style:text-underline-width="auto" style:text-underline-color="font-color" officeooo:rsid="00035aac" officeooo:paragraph-rsid="00035aac"/>
    </style:style>
    <style:style style:name="P8" style:family="paragraph" style:parent-style-name="Standard">
      <style:text-properties style:text-underline-style="none" fo:font-weight="bold" officeooo:rsid="000a331a" officeooo:paragraph-rsid="000a331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54cbc" officeooo:paragraph-rsid="000890bc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35aac" officeooo:paragraph-rsid="000890bc" style:font-weight-asian="bold" style:font-weight-complex="bold"/>
    </style:style>
    <style:style style:name="P11" style:family="paragraph" style:parent-style-name="Standard">
      <style:text-properties style:text-underline-style="none" officeooo:rsid="00035aac" officeooo:paragraph-rsid="000890bc"/>
    </style:style>
    <style:style style:name="P12" style:family="paragraph" style:parent-style-name="Standard">
      <style:text-properties style:text-underline-style="none" officeooo:rsid="00035aac" officeooo:paragraph-rsid="000da44b"/>
    </style:style>
    <style:style style:name="P13" style:family="paragraph" style:parent-style-name="Standard">
      <style:text-properties fo:font-style="normal" style:text-underline-style="none" fo:font-weight="bold" officeooo:rsid="000a331a" officeooo:paragraph-rsid="000a331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0a331a" officeooo:paragraph-rsid="000e923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054cbc" officeooo:paragraph-rsid="000da44b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054cbc" officeooo:paragraph-rsid="000e923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bold" officeooo:rsid="00044d03" officeooo:paragraph-rsid="000e9234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0f41c5" officeooo:paragraph-rsid="000f41c5" style:font-style-asian="normal" style:font-weight-asian="bold" style:font-style-complex="normal" style:font-weight-complex="bold"/>
    </style:style>
    <style:style style:name="T1" style:family="text">
      <style:text-properties officeooo:rsid="00035a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aac" style:font-weight-asian="bold" style:font-weight-complex="bold"/>
    </style:style>
    <style:style style:name="T4" style:family="text">
      <style:text-properties officeooo:rsid="00054cbc"/>
    </style:style>
    <style:style style:name="T5" style:family="text">
      <style:text-properties officeooo:rsid="000890b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90bc" style:font-weight-asian="normal" style:font-weight-complex="normal"/>
    </style:style>
    <style:style style:name="T8" style:family="text">
      <style:text-properties fo:font-weight="normal" officeooo:rsid="00069673" style:font-weight-asian="normal" style:font-weight-complex="normal"/>
    </style:style>
    <style:style style:name="T9" style:family="text">
      <style:text-properties fo:font-weight="normal" officeooo:rsid="000bbbe2" style:font-weight-asian="normal" style:font-weight-complex="normal"/>
    </style:style>
    <style:style style:name="T10" style:family="text">
      <style:text-properties fo:font-weight="normal" officeooo:rsid="000da44b" style:font-weight-asian="normal" style:font-weight-complex="normal"/>
    </style:style>
    <style:style style:name="T11" style:family="text">
      <style:text-properties fo:font-weight="normal" officeooo:rsid="000e9234" style:font-weight-asian="normal" style:font-weight-complex="normal"/>
    </style:style>
    <style:style style:name="T12" style:family="text">
      <style:text-properties fo:font-weight="normal" officeooo:rsid="00054cbc" style:font-weight-asian="normal" style:font-weight-complex="normal"/>
    </style:style>
    <style:style style:name="T13" style:family="text">
      <style:text-properties officeooo:rsid="000da44b"/>
    </style:style>
    <style:style style:name="T14" style:family="text">
      <style:text-properties officeooo:rsid="000e9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losario</text:p>
      <text:p text:style-name="P7"/>
      <text:p text:style-name="P17"><text:span text:style-name="T13">Punto de interés:</text:span><text:span text:style-name="T10"> </text:span><text:span text:style-name="T12">Ubicación especifica en el mapa. </text:span></text:p>
      <text:p text:style-name="P17"><text:span text:style-name="T12"/></text:p>
      <text:p text:style-name="P18"><text:span text:style-name="T4">L</text:span>ugar:<text:span text:style-name="T6"> Tipo de punto de interés que no está asociado a una empresa. Ej. Un lago.</text:span></text:p>
      <text:p text:style-name="P7"/>
      <text:p text:style-name="P8">Usuario: <text:span text:style-name="T6">Cualquier persona que utiliza la aplicación, ya sea usuario no registrado, turista o empresario. Puede buscar servicios.</text:span></text:p>
      <text:p text:style-name="P8"><text:span text:style-name="T6"/></text:p>
      <text:p text:style-name="P8">Turista: <text:span text:style-name="T6">Usuario registrado con capacidad de crear, </text:span><text:span text:style-name="T9">compartir y buscar</text:span><text:span text:style-name="T6"> itinerarios, </text:span><text:span text:style-name="T9">evaluar servicios? </text:span></text:p>
      <text:p text:style-name="P8"><text:span text:style-name="T6"/></text:p>
      <text:p text:style-name="P16"><text:span text:style-name="T5">Empresa:</text:span><text:span text:style-name="T7"> Organización que desarrolla una</text:span><text:span text:style-name="T11">(s)</text:span><text:span text:style-name="T7"> actividad</text:span><text:span text:style-name="T11">(es) </text:span><text:span text:style-name="T7"><text:s/>turística</text:span><text:span text:style-name="T11">(s)</text:span><text:span text:style-name="T7">.</text:span></text:p>
      <text:p text:style-name="P14"><text:span text:style-name="T10"/></text:p>
      <text:p text:style-name="P13">Empresario: <text:span text:style-name="T10">Usuario registrado aparte de turista con capacidad de crear y modificar servicios asociados a él. Es el representante legal de una Empresa.</text:span></text:p>
      <text:p text:style-name="P13"><text:span text:style-name="T10"/></text:p>
      <text:p text:style-name="P15"><text:span text:style-name="T13">Sucursal: </text:span><text:span text:style-name="T7">Lugar turístico </text:span><text:span text:style-name="T10">específico </text:span><text:span text:style-name="T7">de una Empresa. </text:span><text:span text:style-name="T11">Es un tipo de punto de interés.</text:span></text:p>
      <text:p text:style-name="P15"><text:span text:style-name="T7"/></text:p>
      <text:p text:style-name="P17"><text:span text:style-name="T5">Servicio:</text:span><text:span text:style-name="T7"> Función(es) que desarrolla una sucursal. </text:span></text:p>
      <text:p text:style-name="P12"/>
      <text:p text:style-name="P3"><text:span text:style-name="T2">Categoría:</text:span> <text:span text:style-name="T13">Categorias asociadas a un punto de interés.</text:span></text:p>
      <text:p text:style-name="P9"/>
      <text:p text:style-name="P10"><text:span text:style-name="T5">Itinerario:</text:span><text:span text:style-name="T7"> Conjunto de </text:span><text:span text:style-name="T11">puntos de interés </text:span><text:span text:style-name="T8">ordenados </text:span><text:span text:style-name="T7">definidos por un </text:span><text:span text:style-name="T10">turista</text:span><text:span text:style-name="T7">.</text:span></text:p>
      <text:p text:style-name="P2"/>
      <text:p text:style-name="P11"><text:span text:style-name="T2">Mapa Temático:</text:span> Mapa físico de la provincia que incluye iconos de <text:span text:style-name="T14">puntos de interés</text:span>.</text:p>
      <text:p text:style-name="P2"/>
      <text:p text:style-name="P5"><text:span text:style-name="T3">Ruta:</text:span><text:span text:style-name="T1"> Secuencia de puntos en un mapa que describe la mejor trayectoria entre dos puntos de interés.</text:span></text:p>
      <text:p text:style-name="P3"/>
      <text:p text:style-name="P2"/>
      <text:p text:style-name="P2"/>
      <text:p text:style-name="P4"><text:span text:style-name="T7"/></text:p>
      <text:p text:style-name="P6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31:53.832227727</meta:creation-date>
    <meta:editing-duration>PT31M46S</meta:editing-duration>
    <meta:editing-cycles>10</meta:editing-cycles>
    <meta:generator>LibreOffice/5.2.3.3$Linux_X86_64 LibreOffice_project/20m0$Build-3</meta:generator>
    <dc:date>2016-12-19T10:00:25.096447226</dc:date>
    <meta:document-statistic meta:table-count="0" meta:image-count="0" meta:object-count="0" meta:page-count="1" meta:paragraph-count="13" meta:word-count="156" meta:character-count="1042" meta:non-whitespace-character-count="895"/>
  </office:meta>
</office:document-meta>
</file>